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83340" officeooo:paragraph-rsid="0008334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083340" officeooo:paragraph-rsid="00083340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rsid="000a20eb" officeooo:paragraph-rsid="000a20eb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083340" officeooo:paragraph-rsid="00083340" style:font-size-asian="15pt" style:font-weight-asian="bold" style:font-size-complex="15pt" style:font-weight-complex="bold"/>
    </style:style>
    <style:style style:name="T1" style:family="text">
      <style:text-properties officeooo:rsid="00083340"/>
    </style:style>
    <style:style style:name="T2" style:family="text">
      <style:text-properties fo:font-size="16pt" fo:font-weight="normal" style:font-size-asian="14pt" style:font-weight-asian="normal" style:font-size-complex="16pt" style:font-weight-complex="normal"/>
    </style:style>
    <style:style style:name="T3" style:family="text">
      <style:text-properties fo:font-size="16pt" fo:font-weight="normal" officeooo:rsid="00083340" style:font-size-asian="14pt" style:font-weight-asian="normal" style:font-size-complex="16pt" style:font-weight-complex="normal"/>
    </style:style>
    <style:style style:name="T4" style:family="text">
      <style:text-properties fo:font-weight="normal" officeooo:rsid="00083340" style:font-weight-asian="normal" style:font-weight-complex="normal"/>
    </style:style>
    <style:style style:name="T5" style:family="text">
      <style:text-properties fo:font-size="15pt" fo:font-weight="normal" style:font-size-asian="15pt" style:font-weight-asian="normal" style:font-size-complex="1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1.3 ORGANITZACIONS DESENVOLUPADORES</text:p>
      <text:p text:style-name="P2"/>
      <text:p text:style-name="P4">¿Per a què creus que s’utilitza esta web?</text:p>
      <text:p text:style-name="P3"><text:span text:style-name="T5">Aquesta web té la finalitat de garantir la correcta funcionalitat d’una Web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6T17:40:11.397925813</meta:creation-date>
    <dc:date>2021-09-16T18:00:20.905208885</dc:date>
    <meta:editing-duration>PT9M59S</meta:editing-duration>
    <meta:editing-cycles>1</meta:editing-cycles>
    <meta:document-statistic meta:table-count="0" meta:image-count="0" meta:object-count="0" meta:page-count="1" meta:paragraph-count="3" meta:word-count="23" meta:character-count="153" meta:non-whitespace-character-count="133"/>
    <meta:generator>LibreOffice/6.4.7.2$Linux_X86_64 LibreOffice_project/40$Build-2</meta:generator>
  </office:meta>
</office:document-meta>
</file>